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RFID ve Arduino Uno arasındaki bağlantıyı yaparken yararlandığım web sitesi:</text:p>
      <text:p text:style-name="Normal"><text:a xlink:href="https://blog.direnc.net/rc522-rfid-okuyucu-ile-role-kontrolu/" office:target-frame-name="_top" xlink:show="replace"><text:span text:style-name="Hyperlink">https://blog.direnc.net/rc522-rfid-okuyucu-ile-role-kontrolu/</text:span></text:a></text:p>
      <text:p text:style-name="Normal"/>
      <text:p text:style-name="Normal">RFID Kart Okuyucusu’na okuttuğum kartların seri numarasını öğrenirken yararlandığım web sitesi:<text:s/></text:p>
      <text:p text:style-name="Normal"><text:a xlink:href="https://maker.robotistan.com/arduino-dersleri-18-rc522-rfid-modul-kullanimi/" office:target-frame-name="_top" xlink:show="replace"><text:span text:style-name="Hyperlink">https://maker.robotistan.com/arduino-dersleri-18-rc522-rfid-modul-kullanimi/</text:span></text:a></text:p>
      <text:p text:style-name="Normal"/>
      <text:p text:style-name="Normal">Benzer projeleri incelerken yararlandığım bazı web siteleri:</text:p>
      <text:p text:style-name="Normal"><text:a xlink:href="https://www.youtube.com/watch?v=93iw6iXLm-0" office:target-frame-name="_top" xlink:show="replace"><text:span text:style-name="Hyperlink">https://www.youtube.com/watch?v=93iw6iXLm-0</text:span></text:a></text:p>
      <text:p text:style-name="Normal"/>
      <text:p text:style-name="Normal"><text:a xlink:href="https://www.projehocam.com/rfid-rc522-ile-kapi-kilidi-uygulamasi/" office:target-frame-name="_top" xlink:show="replace"><text:span text:style-name="Hyperlink">https://www.projehocam.com/rfid-rc522-ile-kapi-kilidi-uygulamasi/</text:span></text:a></text:p>
      <text:p text:style-name="Normal"/>
      <text:p text:style-name="Normal"><text:a xlink:href="http://roboturka.com/arduino/arduino-ile-rfid-kapi-kilidi/" office:target-frame-name="_top" xlink:show="replace"><text:span text:style-name="Hyperlink">http://roboturka.com/arduino/arduino-ile-rfid-kapi-kilidi/</text:span></text:a></text:p>
      <text:p text:style-name="Normal"/>
      <text:p text:style-name="Normal">Fritzing Devre Şeması çiziminde kullandığım, internetten indirdiğim RFID devre elemanının bağlantı adresi:</text:p>
      <text:p text:style-name="Normal"><text:a xlink:href="http://forum.fritzing.org/uploads/default/original/2X/3/3bd6227b905a571e0d28ae941e6b9554a32d2a9a.fzpz" office:target-frame-name="_top" xlink:show="replace"><text:span text:style-name="Hyperlink">http://forum.fritzing.org/uploads/default/original/2X/3/3bd6227b905a571e0d28ae941e6b9554a32d2a9a.fzpz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tr" fo:country="T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da</meta:initial-creator>
    <dc:creator>Huda</dc:creator>
    <meta:creation-date>2019-04-15T21:19:00Z</meta:creation-date>
    <dc:date>2019-04-15T21:19:00Z</dc:date>
    <meta:template xlink:href="Normal.dotm" xlink:type="simple"/>
    <meta:editing-cycles>2</meta:editing-cycles>
    <meta:editing-duration>PT0S</meta:editing-duration>
    <meta:document-statistic meta:page-count="1" meta:paragraph-count="2" meta:word-count="188" meta:character-count="1262" meta:row-count="8" meta:non-whitespace-character-count="1076"/>
  </office:meta>
</office:document-meta>
</file>